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hre Wahl <text:drop-down text:name="Obstauswahl"><text:label text:value="Apfel"/><text:label text:value="Birne"/><text:label text:value="Kirsche"/><text:label text:value="Erdbeere"/><text:label text:current-selected="true" text:value="Himbeere"/><text:label text:value="Ananas"/>Himbeere</text:drop-dow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MS Mincho" style:font-size-asian="10.5pt" style:language-asian="ja" style:country-asian="JP" style:font-name-complex="Tahoma" style:font-size-complex="12pt" style:language-complex="ar" style:country-complex="DZ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MS Mincho" style:font-size-asian="10.5pt" style:language-asian="ja" style:country-asian="JP" style:font-name-complex="Tahoma" style:font-size-complex="12pt" style:language-complex="ar" style:country-complex="D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31T14:03:07.357000000</meta:creation-date>
    <dc:date>2020-06-04T15:43:35.823000000</dc:date>
    <dc:creator>Regina Henschel</dc:creator>
    <meta:editing-duration>PT3M26S</meta:editing-duration>
    <meta:editing-cycles>2</meta:editing-cycles>
    <meta:generator>B_forCommit/7.1.0.0.alpha0$Windows_X86_64 LibreOffice_project/95e5d37b6e62eb39f2d5337e124e86b3d0c3f399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